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pitch="variable"/>
    <style:font-face style:name="DejaVu Sans1" svg:font-family="'DejaVu Sans'" style:font-family-generic="swiss"/>
    <style:font-face style:name="DejaVu Sans2" svg:font-family="'DejaVu Sans'" style:font-family-generic="system" style:font-pitch="variable"/>
    <style:font-face style:name="IRKamran" svg:font-family="IRKamran" style:font-pitch="variable"/>
    <style:font-face style:name="IRRoya" svg:font-family="IRRoya" style:font-pitch="variable"/>
    <style:font-face style:name="IRZar" svg:font-family="IRZar" style:font-pitch="variable"/>
    <style:font-face style:name="Liberation Sans"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left="0in" fo:margin-right="0in" fo:margin-top="0in" fo:margin-bottom="0.1965in" style:contextual-spacing="false" fo:orphans="2" fo:widows="2" fo:text-indent="0in" style:auto-text-indent="false"/>
      <style:text-properties fo:font-variant="normal" fo:text-transform="none" fo:color="#202124" loext:opacity="100%" style:font-name="IRRoya" fo:font-size="16pt" fo:letter-spacing="normal" fo:font-style="normal" fo:font-weight="normal" officeooo:rsid="001510c5" officeooo:paragraph-rsid="001510c5" style:font-size-asian="16pt" style:font-name-complex="IRRoya" style:font-size-complex="16pt" style:font-style-complex="normal" style:font-weight-complex="normal"/>
    </style:style>
    <style:style style:name="P2" style:family="paragraph" style:parent-style-name="Standard">
      <style:paragraph-properties fo:margin-left="0in" fo:margin-right="0in" fo:margin-top="0in" fo:margin-bottom="0.1965in" style:contextual-spacing="false" fo:orphans="2" fo:widows="2" fo:text-indent="0in" style:auto-text-indent="false"/>
      <style:text-properties fo:font-variant="normal" fo:text-transform="none" fo:color="#202124" loext:opacity="100%" style:font-name="IRRoya" fo:font-size="16pt" fo:letter-spacing="normal" fo:font-style="normal" fo:font-weight="normal" officeooo:rsid="0018a7a5" officeooo:paragraph-rsid="0018a7a5" style:font-size-asian="16pt" style:font-name-complex="IRRoya" style:font-size-complex="16pt" style:font-style-complex="normal" style:font-weight-complex="normal"/>
    </style:style>
    <style:style style:name="P3" style:family="paragraph" style:parent-style-name="Standard">
      <style:paragraph-properties fo:margin-left="0in" fo:margin-right="0in" fo:margin-top="0in" fo:margin-bottom="0.1965in" style:contextual-spacing="false" fo:orphans="2" fo:widows="2" fo:text-indent="0in" style:auto-text-indent="false"/>
      <style:text-properties fo:font-variant="normal" fo:text-transform="none" fo:color="#202124" loext:opacity="100%" style:font-name="IRRoya" fo:font-size="16pt" fo:letter-spacing="normal" fo:font-style="normal" fo:font-weight="normal" officeooo:rsid="001b14c1" officeooo:paragraph-rsid="001b14c1" style:font-size-asian="16pt" style:font-name-complex="IRRoya" style:font-size-complex="16pt" style:font-style-complex="normal" style:font-weight-complex="normal"/>
    </style:style>
    <style:style style:name="P4" style:family="paragraph" style:parent-style-name="Standard">
      <style:paragraph-properties fo:margin-left="0in" fo:margin-right="0in" fo:margin-top="0in" fo:margin-bottom="0.1965in" style:contextual-spacing="false" fo:text-align="center" style:justify-single-word="false" fo:orphans="2" fo:widows="2" fo:text-indent="0in" style:auto-text-indent="false"/>
      <style:text-properties fo:font-variant="normal" fo:text-transform="none" fo:color="#202124" loext:opacity="100%" style:font-name="IRRoya" fo:font-size="16pt" fo:letter-spacing="normal" fo:font-style="normal" fo:font-weight="bold" officeooo:rsid="0018a7a5" officeooo:paragraph-rsid="001510c5" style:font-size-asian="16pt" style:font-weight-asian="bold" style:font-name-complex="IRRoya" style:font-size-complex="16pt" style:font-style-complex="normal" style:font-weight-complex="bold"/>
    </style:style>
    <style:style style:name="P5" style:family="paragraph" style:parent-style-name="Standard">
      <style:paragraph-properties fo:margin-left="0in" fo:margin-right="0in" fo:margin-top="0in" fo:margin-bottom="0.1965in" style:contextual-spacing="false" fo:orphans="2" fo:widows="2" fo:text-indent="0in" style:auto-text-indent="false"/>
      <style:text-properties fo:font-variant="normal" fo:text-transform="none" fo:color="#202124" loext:opacity="100%" style:font-name="IRRoya" fo:font-size="16pt" fo:letter-spacing="normal" fo:font-style="normal" fo:font-weight="normal" officeooo:rsid="001510c5" officeooo:paragraph-rsid="001510c5" style:font-size-asian="16pt" style:font-name-complex="IRRoya" style:font-size-complex="16pt" style:font-style-complex="normal" style:font-weight-complex="normal"/>
    </style:style>
    <style:style style:name="P6" style:family="paragraph">
      <style:paragraph-properties fo:text-align="end" style:writing-mode="rl-tb"/>
    </style:style>
    <style:style style:name="P7" style:family="paragraph">
      <style:paragraph-properties fo:text-align="start" style:writing-mode="lr-tb"/>
    </style:style>
    <style:style style:name="P8" style:family="paragraph">
      <style:paragraph-properties fo:margin-left="0in" fo:margin-right="0in" fo:margin-top="0in" fo:margin-bottom="0in" fo:line-height="100%" fo:text-align="end" fo:text-indent="0in" style:text-autospace="ideograph-alpha" style:punctuation-wrap="hanging" style:line-break="strict" style:writing-mode="lr-tb">
        <style:tab-stops/>
      </style:paragraph-properties>
      <style:text-properties fo:hyphenate="false" loext:hyphenation-no-caps="false"/>
    </style:style>
    <style:style style:name="P9"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loext:hyphenation-no-caps="false"/>
    </style:style>
    <style:style style:name="P10" style:family="paragraph">
      <style:paragraph-properties fo:margin-left="0in" fo:margin-right="0in" fo:margin-top="0in" fo:margin-bottom="0in" fo:line-height="100%" fo:text-align="end" fo:text-indent="0in" style:text-autospace="ideograph-alpha" style:punctuation-wrap="hanging" style:line-break="strict" style:writing-mode="rl-tb">
        <style:tab-stops/>
      </style:paragraph-properties>
      <style:text-properties fo:hyphenate="false"/>
    </style:style>
    <style:style style:name="P11" style:family="paragraph">
      <style:paragraph-properties fo:margin-left="0in" fo:margin-right="0in" fo:margin-top="0in" fo:margin-bottom="0in" fo:line-height="100%" fo:text-align="end" fo:text-indent="0in" style:text-autospace="ideograph-alpha" style:punctuation-wrap="hanging" style:line-break="strict" style:writing-mode="rl-tb">
        <style:tab-stops/>
      </style:paragraph-properties>
      <style:text-properties fo:hyphenate="false" loext:hyphenation-no-caps="false"/>
    </style:style>
    <style:style style:name="P12"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loext:hyphenation-no-caps="false"/>
    </style:style>
    <style:style style:name="T1" style:family="text">
      <style:text-properties officeooo:rsid="001b14c1"/>
    </style:style>
    <style:style style:name="T2" style:family="text">
      <style:text-properties officeooo:rsid="001e7e8a"/>
    </style:style>
    <style:style style:name="T3" style:family="text">
      <style:text-properties officeooo:rsid="00225559"/>
    </style:style>
    <style:style style:name="T4" style:family="text">
      <style:text-properties style:font-name="IRKamran" style:font-name-complex="IRKamran" style:font-size-complex="10pt"/>
    </style:style>
    <style:style style:name="T5" style:family="text">
      <style:text-properties style:font-name="IRKamran" style:font-name-complex="IRKamran"/>
    </style:style>
    <style:style style:name="T6" style:family="text">
      <style:text-properties fo:font-variant="normal" fo:text-transform="none" style:use-window-font-color="true" loext:opacity="0%" style:text-outline="false" style:text-line-through-style="none" style:text-line-through-type="none" style:text-position="0% 100%" style:font-name="Liberation Serif1"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IRKamran" style:font-size-complex="12pt" style:language-complex="fa" style:country-complex="IR" style:font-style-complex="normal" style:font-weight-complex="normal" style:text-emphasize="none" style:text-scale="100%" style:font-relief="none" style:text-overline-style="none" style:text-overline-color="font-color"/>
    </style:style>
    <style:style style:name="T7" style:family="text">
      <style:text-properties fo:font-variant="normal" fo:text-transform="none" style:use-window-font-color="true" loext:opacity="0%" style:text-outline="false" style:text-line-through-style="none" style:text-line-through-type="none" style:text-position="0% 100%" style:font-name="IRKamran"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IRKamran" style:font-size-complex="12pt" style:language-complex="fa" style:country-complex="IR" style:font-style-complex="normal" style:font-weight-complex="normal" style:text-emphasize="none" style:text-scale="100%" style:font-relief="none" style:text-overline-style="none" style:text-overline-color="font-color"/>
    </style:style>
    <style:style style:name="T8" style:family="text">
      <style:text-properties fo:font-variant="normal" fo:text-transform="none" style:use-window-font-color="true" loext:opacity="0%" style:text-outline="false" style:text-line-through-style="none" style:text-line-through-type="none" style:text-position="0% 100%" style:font-name="IRKamran"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IRKamran" style:font-size-complex="10pt" style:language-complex="fa" style:country-complex="IR" style:font-style-complex="normal" style:font-weight-complex="normal" style:text-emphasize="none" style:text-scale="100%" style:font-relief="none" style:text-overline-style="none" style:text-overline-color="font-color"/>
    </style:style>
    <style:style style:name="T9" style:family="text">
      <style:text-properties fo:font-variant="normal" fo:text-transform="none" style:use-window-font-color="true" loext:opacity="0%" style:text-outline="false" style:text-line-through-style="none" style:text-line-through-type="none" style:text-position="0% 100%" style:font-name="IRKamran"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IRKamran" style:font-size-complex="12pt" style:language-complex="fa" style:country-complex="IR" style:font-style-complex="normal" style:font-weight-complex="normal" style:text-emphasize="none" style:text-scale="100%" style:font-relief="none" style:text-overline-style="none" style:text-overline-color="font-color"/>
    </style:style>
    <style:style style:name="T10" style:family="text">
      <style:text-properties fo:font-variant="normal" fo:text-transform="none" style:use-window-font-color="true" loext:opacity="0%" style:text-outline="false" style:text-line-through-style="none" style:text-line-through-type="none" style:text-position="0% 100%" style:font-name="Liberation Serif1"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IRKamran" style:font-size-complex="10pt" style:language-complex="fa" style:country-complex="IR" style:font-style-complex="normal" style:font-weight-complex="normal" style:text-emphasize="none" style:text-scale="100%" style:font-relief="none" style:text-overline-style="none" style:text-overline-color="font-color"/>
    </style:style>
    <style:style style:name="T11" style:family="text">
      <style:text-properties style:font-name="IRKamran" style:font-name-complex="IRKamran" style:font-size-complex="11pt"/>
    </style:style>
    <style:style style:name="T12" style:family="text">
      <style:text-properties style:font-name="IRZar" style:font-name-complex="IRZar"/>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Hard times by Charles Dickens</text:p>
      <text:p text:style-name="P1">page 1:</text:p>
      <text:p text:style-name="P2">BOOK THE FIRST – SOWING</text:p>
      <text:p text:style-name="P2">CHAPTER ONE – The ONE THING NEEDFUL</text:p>
      <text:p text:style-name="P2">‘Now, what I want is, Facts. Teach these boys and girls nothing but Facts. Facts alone are wanted in life. Plant nothing else, and root out everything else. You can only form the minds of reasoning animals <office:annotation office:name="__Annotation__228_3560351489" loext:resolved="false"><dc:creator>Unknown Author</dc:creator><dc:date>2023-02-17T12:41:06.168409974</dc:date><text:p text:style-name="P6"><text:span text:style-name="T4">روی، بر، بر روی، برفراز</text:span></text:p><text:p text:style-name="P7"><text:span text:style-name="T5">I jumped upon the horse</text:span></text:p><text:p text:style-name="P6"><text:span text:style-name="T4"><text:tab/></text:span><text:span text:style-name="T4">پریدم روی اسب</text:span></text:p><text:p text:style-name="P7"><text:span text:style-name="T5">a house built upon a hill</text:span></text:p><text:p text:style-name="P6"><text:span text:style-name="T4"><text:tab/></text:span><text:span text:style-name="T4">خانه‌ای که برفراز تپه‌ای ساخته شده است</text:span></text:p><text:p text:style-name="P6"><text:span text:style-name="T5">intense sadness fell upon me again</text:span><text:span text:style-name="T4"><text:tab/></text:span><text:span text:style-name="T4">حزن شدید دوباره بر من مستولی شد</text:span></text:p></office:annotation>upon<office:annotation-end office:name="__Annotation__228_3560351489"/> Facts: nothing else will ever be of any service to them. This <text:span text:style-name="T1">is </text:span>the principle on which I <text:span text:style-name="T1">bring up my own children, and this the principle on which I bring up these children. Stick to Facts, sir!’</text:span></text:p>
      <text:p text:style-name="P3">The scene was a plain, <text:s/>bare, <office:annotation office:name="__Annotation__52_2300167540" loext:resolved="false"><dc:creator>Unknown Author</dc:creator><dc:date>2023-02-17T12:57:04.498365264</dc:date><text:p text:style-name="P6"><text:span text:style-name="T4">خسته کننده، بی تنوع، ملالت آور</text:span></text:p><text:p text:style-name="P6"><text:span text:style-name="T5">the monotonous life of prisoners</text:span><text:span text:style-name="T4"><text:tab/></text:span><text:span text:style-name="T4">زندگی یکنواخت و خسته کننده‌ی زندانیان</text:span></text:p><text:p text:style-name="P7"><text:span text:style-name="T5">a monotonous landscape</text:span></text:p><text:p text:style-name="P6"><text:span text:style-name="T11">منظره‌ی ملالت انگیز</text:span></text:p><text:p text:style-name="P6"><text:span text:style-name="T12"/></text:p></office:annotation>monotonous<office:annotation-end office:name="__Annotation__52_2300167540"/> vault of a school-room, and the speaker’s square forefinger emphasized his observations by underscoring every sentence with a line <text:span text:style-name="T2">on the schoolmaster’s sleeve. The emphasis was helped by the speaker's square wall of a forehead, which had his eyebrows for its base, while his eyes found commodious </text:span><office:annotation office:name="__Annotation__190_2068417786" loext:resolved="false"><dc:creator>Unknown Author</dc:creator><dc:date>2023-02-12T07:02:48.506363077</dc:date><text:p text:style-name="P10"><text:span text:style-name="T10"><text:s/>گنجایش سرداب، به اندازه‌ی یک سرداب پر</text:span></text:p><text:p text:style-name="P10"><text:span text:style-name="T10"><text:s/>سرداب‌ها، دخمه‌ها</text:span></text:p></office:annotation><text:span text:style-name="T2">cellarage</text:span><office:annotation-end office:name="__Annotation__190_2068417786"/><text:span text:style-name="T2"> in two dark caves, overshadowed by the wall. The emphasis was helped by the speaker’s mouth, which was wide, thin, and hard set. The emphasis was helped by the speaker’s voice, which was inflexible, dry, and dictatorial. The emphasis was helped <text:s/>by the speaker's hair, which bristled on the skirts of his bald head, a plantation of firs to keep the wind from its shining surface, all covered with knobs, like the crust of plum pie, as if the head had scarcely warehouse-room for the hard facts stored inside. The speaker’s obstinate carriage, square coat, square lags, square shoulder, -nay, his very neckcloth, trained to take him by the throat <text:s/>with an </text:span><text:span text:style-name="T2"><office:annotation office:name="__Annotation__111_535721943" loext:resolved="false"><dc:creator>Unknown Author</dc:creator><dc:date>2023-03-27T10:27:58.557295199</dc:date><text:p text:style-name="P8"><text:span text:style-name="T6">ناسازگار</text:span></text:p></office:annotation></text:span><text:span text:style-name="T2">unaccommodating</text:span><office:annotation-end office:name="__Annotation__111_535721943"/><text:span text:style-name="T2"> </text:span><office:annotation office:name="__Annotation__43_2789400788" loext:resolved="false"><dc:creator>Unknown Author</dc:creator><dc:date>2023-02-20T03:19:06.350850643</dc:date><text:p text:style-name="P11"><text:span text:style-name="T8">قدرت درک، فهم</text:span></text:p><text:p text:style-name="P12"><text:span text:style-name="T9">his grasp of mathematics is extraordinary</text:span></text:p><text:p text:style-name="P11"><text:span text:style-name="T8"><text:tab/></text:span><text:span text:style-name="T8">فهم ریاضی او فوق‌العاده است</text:span></text:p></office:annotation><text:span text:style-name="T2">grasp</text:span><office:annotation-end office:name="__Annotation__43_2789400788"/><text:span text:style-name="T2">, like a </text:span><office:annotation office:name="__Annotation__21_2068417786" loext:resolved="false"><dc:creator>Unknown Author</dc:creator><dc:date>2023-02-12T06:57:26.209529090</dc:date><text:p text:style-name="P10"><text:span text:style-name="T8"><text:s/>سرسخت، مصمم، یک‌دنده، لجوج، لجباز، خودرای، چشم سفید، کله شق، خیره سر، سمج</text:span></text:p><text:p text:style-name="P10"><text:span text:style-name="T9">a stubborn man</text:span><text:span text:style-name="T9"><text:tab/></text:span><text:span text:style-name="T9">آدم سرسخت</text:span></text:p><text:p text:style-name="P10"><text:span text:style-name="T9"><text:s/>سر سختانه، لجوجانه، مصممانه</text:span></text:p><text:p text:style-name="P10"><text:span text:style-name="T9">stubborn resistance</text:span><text:span text:style-name="T9"><text:tab/></text:span><text:span text:style-name="T9">مقاومت <text:s text:c="3"/>سرسختانه</text:span></text:p><text:p text:style-name="P10"><text:span text:style-name="T9"><text:s/>مقاوم، دپرپای، دیر درمان، دیرالتیام، بدقلق</text:span></text:p><text:p text:style-name="P10"><text:span text:style-name="T9">a stubborn disease</text:span><text:span text:style-name="T9"><text:tab/></text:span><text:span text:style-name="T9">بیماری دیر درمان</text:span></text:p><text:p text:style-name="P10"><text:span text:style-name="T9">a stubborn engine</text:span><text:span text:style-name="T9"><text:tab/></text:span><text:span text:style-name="T9">یک <text:s text:c="2"/>موتور بدقلق</text:span></text:p><text:p text:style-name="P10"><text:span text:style-name="T9"><text:s/>پیگیر، بی‌امان</text:span></text:p><text:p text:style-name="P10"><text:span text:style-name="T9">stubborn campaigns</text:span><text:span text:style-name="T9"><text:tab/></text:span><text:span text:style-name="T9">مبارزات <text:s text:c="2"/>بی‌ امان</text:span></text:p><text:p text:style-name="P10"><text:span text:style-name="T5"/></text:p></office:annotation><text:span text:style-name="T2">stubborn</text:span><office:annotation-end office:name="__Annotation__21_2068417786"/><text:span text:style-name="T2"> fact, as it was, - all helped the emphasis. </text:span></text:p>
      <text:p text:style-name="P3"><text:soft-page-break/>‘<text:span text:style-name="T3">In this life, we want nothing but Facts, sir: nothing but Facts!’</text:span></text:p>
      <text:p text:style-name="P1">The speaker, and the schoolmaster, and the third grown person present, all backed a little, and swept with their eyes the inclined plane of little <office:annotation office:name="__Annotation__66_535721943" loext:resolved="false"><dc:creator>Unknown Author</dc:creator><dc:date>2023-03-27T10:10:50.518003214</dc:date><text:p text:style-name="P8"><text:span text:style-name="T7">ظرف، گنجانه، سپار، خنور</text:span></text:p><text:p text:style-name="P8"><text:span text:style-name="T7">silver vessels of various seizes</text:span><text:span text:style-name="T7"><text:tab/></text:span><text:span text:style-name="T7">ظروف نقره به اندازه‌های مختلف</text:span></text:p><text:p text:style-name="P8"><text:span text:style-name="T7">he placed a large copper vessel over the fire</text:span><text:span text:style-name="T7"><text:tab/></text:span><text:span text:style-name="T7">یک <text:s/>ظرف مسی بزرگ <text:s/>را روی آتش قرار داد</text:span></text:p><text:p text:style-name="P8"><text:span text:style-name="T7"/></text:p></office:annotation>vessels<office:annotation-end office:name="__Annotation__66_535721943"/> then and there arranged in order, ready to have imperial gallons of facts poured into them until they were full to the <office:annotation office:name="__Annotation__64_535721943" loext:resolved="false"><dc:creator>Unknown Author</dc:creator><dc:date>2023-03-27T10:07:11.563987527</dc:date><text:p text:style-name="P8"><text:span text:style-name="T7">(</text:span><text:span text:style-name="T7">در مورد فنجان و کاسه و ظروف دیگر</text:span><text:span text:style-name="T7">) <text:s text:c="2"/></text:span><text:span text:style-name="T7">لب ، لبه، کناره، حاشیه</text:span></text:p><text:p text:style-name="P9"><text:span text:style-name="T7">the glass was filled to the brim</text:span><text:span text:style-name="T7"><text:tab/></text:span><text:span text:style-name="T7">لیوان لبا لب <text:s text:c="3"/>بود</text:span></text:p><text:p text:style-name="P9"><text:span text:style-name="T7">her lipstick on the brim of the cup</text:span><text:span text:style-name="T7"><text:tab/></text:span><text:span text:style-name="T7">جای ماتیک <text:s/>او بر لبه‌ی فنجان</text:span></text:p><text:p text:style-name="P9"><text:span text:style-name="T7"/></text:p></office:annotation>brim<office:annotation-end office:name="__Annotation__64_535721943"/>.</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pitch="variable"/>
    <style:font-face style:name="DejaVu Sans1" svg:font-family="'DejaVu Sans'" style:font-family-generic="swiss"/>
    <style:font-face style:name="DejaVu Sans2" svg:font-family="'DejaVu Sans'" style:font-family-generic="system" style:font-pitch="variable"/>
    <style:font-face style:name="IRKamran" svg:font-family="IRKamran" style:font-pitch="variable"/>
    <style:font-face style:name="IRRoya" svg:font-family="IRRoya" style:font-pitch="variable"/>
    <style:font-face style:name="IRZar" svg:font-family="IRZar" style:font-pitch="variable"/>
    <style:font-face style:name="Liberation Sans" svg:font-family="'Liberation Sans'" style:font-family-generic="swiss" style:font-pitch="variable"/>
    <style:font-face style:name="Liberation Serif" svg:font-family="'Liberation Serif'" style:font-pitch="variable"/>
    <style:font-face style:name="Liberation Serif1"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1" fo:font-size="12pt" fo:language="en" fo:country="US" style:letter-kerning="true" style:font-name-asian="Noto Serif CJK SC" style:font-size-asian="10.5pt" style:language-asian="zh" style:country-asian="CN" style:font-name-complex="DejaVu Sans2" style:font-size-complex="12pt" style:language-complex="fa" style:country-complex="IR"/>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1" fo:font-size="12pt" fo:language="en" fo:country="US" style:letter-kerning="true" style:font-name-asian="Noto Serif CJK SC" style:font-size-asian="10.5pt" style:language-asian="zh" style:country-asian="CN" style:font-name-complex="DejaVu Sans2" style:font-size-complex="12pt" style:language-complex="fa" style:country-complex="IR"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ejaVu Sans2"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ejaVu Sans1" style:font-family-complex="'DejaVu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ejaVu Sans1"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DejaVu Sans1" style:font-family-complex="'DejaVu Sans'" style:font-family-generic-complex="swiss" style:language-complex="zxx" style:country-complex="none"/>
    </style:style>
    <style:style style:name="Frame" style:family="graphic">
      <style:graphic-properties text:anchor-type="as-char" svg:y="0in" style:wrap="none" style:vertical-pos="middle" style:vertical-rel="li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31T01:57:08.029145130</meta:creation-date>
    <dc:date>2023-03-27T10:42:59.885312865</dc:date>
    <meta:editing-duration>PT2H2M6S</meta:editing-duration>
    <meta:editing-cycles>17</meta:editing-cycles>
    <meta:generator>LibreOffice/7.3.7.2$Linux_X86_64 LibreOffice_project/30$Build-2</meta:generator>
    <meta:document-statistic meta:table-count="0" meta:image-count="0" meta:object-count="0" meta:page-count="2" meta:paragraph-count="8" meta:word-count="335" meta:character-count="1933" meta:non-whitespace-character-count="1600"/>
  </office:meta>
</office:document-meta>
</file>